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7"/>
    <style:style style:name="P2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normal" officeooo:rsid="000ae5e1" officeooo:paragraph-rsid="000ae5e1" style:font-name-asian="Times New Roman" style:font-size-asian="12pt" style:font-weight-asian="normal" style:font-name-complex="Times New Roman" style:font-size-complex="12pt" style:font-weight-complex="normal"/>
    </style:style>
    <style:style style:name="P3" style:family="paragraph" style:parent-style-name="Standard" style:list-style-name="L3">
      <style:paragraph-properties fo:line-height="100%" fo:text-align="justify" style:justify-single-word="false" style:writing-mode="lr-tb"/>
      <style:text-properties style:font-name="Times New Roman" fo:font-size="12pt" fo:font-weight="normal" officeooo:rsid="000ae5e1" officeooo:paragraph-rsid="000c2ee5" style:font-name-asian="Times New Roman" style:font-size-asian="12pt" style:font-weight-asian="normal" style:font-name-complex="Times New Roman" style:font-size-complex="12pt" style:font-weight-complex="normal"/>
    </style:style>
    <style:style style:name="P4" style:family="paragraph" style:parent-style-name="Standard" style:list-style-name="L3">
      <style:paragraph-properties fo:line-height="100%" fo:text-align="justify" style:justify-single-word="false" style:writing-mode="lr-tb"/>
      <style:text-properties style:font-name="Times New Roman" fo:font-size="12pt" fo:font-weight="normal" officeooo:rsid="000ae5e1" officeooo:paragraph-rsid="000d5abe" style:font-name-asian="Times New Roman" style:font-size-asian="12pt" style:font-weight-asian="normal" style:font-name-complex="Times New Roman" style:font-size-complex="12pt" style:font-weight-complex="normal"/>
    </style:style>
    <style:style style:name="P5" style:family="paragraph" style:parent-style-name="Standard" style:list-style-name="L3">
      <style:paragraph-properties fo:line-height="100%" fo:text-align="justify" style:justify-single-word="false" style:writing-mode="lr-tb"/>
      <style:text-properties style:font-name="Times New Roman" fo:font-size="12pt" fo:font-weight="normal" officeooo:rsid="000c2ee5" officeooo:paragraph-rsid="000c2ee5" style:font-name-asian="Times New Roman" style:font-size-asian="12pt" style:font-weight-asian="normal" style:font-name-complex="Times New Roman" style:font-size-complex="12pt" style:font-weight-complex="normal"/>
    </style:style>
    <style:style style:name="P6" style:family="paragraph" style:parent-style-name="Standard" style:list-style-name="L3">
      <style:paragraph-properties fo:line-height="100%" fo:text-align="justify" style:justify-single-word="false" style:writing-mode="lr-tb"/>
      <style:text-properties style:font-name="Times New Roman" fo:font-size="12pt" fo:font-weight="normal" officeooo:rsid="000f9df7" officeooo:paragraph-rsid="000f9df7" style:font-name-asian="Times New Roman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normal" officeooo:rsid="000f9df7" officeooo:paragraph-rsid="000f9df7" style:font-name-asian="Times New Roman" style:font-size-asian="12pt" style:font-weight-asian="normal" style:font-name-complex="Times New Roman" style:font-size-complex="12pt" style:font-weight-complex="normal"/>
    </style:style>
    <style:style style:name="P8" style:family="paragraph" style:parent-style-name="Standard">
      <style:paragraph-properties fo:line-height="115%" fo:text-align="justify" style:justify-single-word="false" style:writing-mode="lr-tb"/>
      <style:text-properties style:font-name="Times New Roman" fo:font-size="12pt" fo:font-weight="normal" officeooo:rsid="00183884" officeooo:paragraph-rsid="00183884" style:font-name-asian="Times New Roman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bold" officeooo:rsid="000ae5e1" officeooo:paragraph-rsid="000ae5e1" style:font-name-asian="Times New Roman" style:font-size-asian="12pt" style:font-weight-asian="bold" style:font-name-complex="Times New Roman" style:font-size-complex="12pt" style:font-weight-complex="bold"/>
    </style:style>
    <style:style style:name="P10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bold" officeooo:rsid="000ae5e1" officeooo:paragraph-rsid="00183884" style:font-name-asian="Times New Roman" style:font-size-asian="12pt" style:font-weight-asian="bold" style:font-name-complex="Times New Roman" style:font-size-complex="12pt" style:font-weight-complex="bold"/>
    </style:style>
    <style:style style:name="P11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officeooo:paragraph-rsid="000f9df7" style:font-name-asian="Times New Roman" style:font-size-asian="12pt" style:font-name-complex="Times New Roman" style:font-size-complex="12pt"/>
    </style:style>
    <style:style style:name="P12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officeooo:rsid="001047f3" officeooo:paragraph-rsid="001047f3" style:font-name-asian="Times New Roman" style:font-size-asian="12pt" style:font-name-complex="Times New Roman" style:font-size-complex="12pt"/>
    </style:style>
    <style:style style:name="P13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officeooo:rsid="001660dd" officeooo:paragraph-rsid="001660dd" style:font-name-asian="Times New Roman" style:font-size-asian="12pt" style:font-name-complex="Times New Roman" style:font-size-complex="12pt"/>
    </style:style>
    <style:style style:name="P14" style:family="paragraph" style:parent-style-name="Standard">
      <style:paragraph-properties fo:line-height="100%" fo:text-align="justify" style:justify-single-word="false" style:writing-mode="lr-tb"/>
      <style:text-properties fo:font-weight="normal" officeooo:rsid="001047f3" officeooo:paragraph-rsid="001047f3" style:font-weight-asian="normal" style:font-weight-complex="normal"/>
    </style:style>
    <style:style style:name="P15" style:family="paragraph" style:parent-style-name="Standard">
      <style:paragraph-properties fo:line-height="115%" fo:text-align="justify" style:justify-single-word="false" style:writing-mode="lr-tb"/>
      <style:text-properties fo:font-weight="normal" officeooo:rsid="002b1b44" officeooo:paragraph-rsid="0010f89b" style:font-weight-asian="normal" style:font-weight-complex="normal"/>
    </style:style>
    <style:style style:name="P16" style:family="paragraph" style:parent-style-name="Standard">
      <style:paragraph-properties fo:line-height="115%" fo:text-align="justify" style:justify-single-word="false" style:writing-mode="lr-tb"/>
      <style:text-properties fo:font-weight="normal" officeooo:rsid="002a9e64" officeooo:paragraph-rsid="0010f89b" style:font-weight-asian="normal" style:font-weight-complex="normal"/>
    </style:style>
    <style:style style:name="P17" style:family="paragraph" style:parent-style-name="Standard">
      <style:paragraph-properties fo:line-height="115%" fo:text-align="justify" style:justify-single-word="false" style:writing-mode="lr-tb"/>
      <style:text-properties fo:font-weight="normal" officeooo:rsid="0010f89b" officeooo:paragraph-rsid="0010f89b" style:font-weight-asian="normal" style:font-weight-complex="normal"/>
    </style:style>
    <style:style style:name="P18" style:family="paragraph" style:parent-style-name="Standard">
      <style:paragraph-properties fo:line-height="115%" fo:text-align="justify" style:justify-single-word="false" style:writing-mode="lr-tb"/>
      <style:text-properties fo:font-weight="normal" officeooo:rsid="00183884" officeooo:paragraph-rsid="00183884" style:font-weight-asian="normal" style:font-weight-complex="normal"/>
    </style:style>
    <style:style style:name="P19" style:family="paragraph" style:parent-style-name="Standard">
      <style:paragraph-properties fo:line-height="115%" fo:text-align="justify" style:justify-single-word="false" style:writing-mode="lr-tb"/>
      <style:text-properties fo:font-weight="normal" officeooo:rsid="000ae5e1" officeooo:paragraph-rsid="00192abf" style:font-weight-asian="normal" style:font-weight-complex="normal"/>
    </style:style>
    <style:style style:name="P20" style:family="paragraph" style:parent-style-name="Standard">
      <style:paragraph-properties fo:line-height="115%" fo:text-align="justify" style:justify-single-word="false" style:writing-mode="lr-tb"/>
      <style:text-properties officeooo:paragraph-rsid="00183884"/>
    </style:style>
    <style:style style:name="P21" style:family="paragraph" style:parent-style-name="Standard">
      <style:paragraph-properties fo:line-height="115%" fo:text-align="justify" style:justify-single-word="false" style:writing-mode="lr-tb"/>
      <style:text-properties officeooo:rsid="00183884" officeooo:paragraph-rsid="00183884"/>
    </style:style>
    <style:style style:name="P22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paragraph-rsid="000ae5e1" style:font-name-asian="Times New Roman" style:font-size-asian="12pt" style:font-name-complex="Times New Roman" style:font-size-complex="12pt"/>
    </style:style>
    <style:style style:name="P23" style:family="paragraph" style:parent-style-name="Standard" style:list-style-name="L3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paragraph-rsid="000ae5e1" style:font-name-asian="Times New Roman" style:font-size-asian="12pt" style:font-name-complex="Times New Roman" style:font-size-complex="12pt"/>
    </style:style>
    <style:style style:name="P24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paragraph-rsid="000d5abe" style:font-name-asian="Times New Roman" style:font-size-asian="12pt" style:font-name-complex="Times New Roman" style:font-size-complex="12pt"/>
    </style:style>
    <style:style style:name="P25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paragraph-rsid="000f9df7" style:font-name-asian="Times New Roman" style:font-size-asian="12pt" style:font-name-complex="Times New Roman" style:font-size-complex="12pt"/>
    </style:style>
    <style:style style:name="P26" style:family="paragraph" style:parent-style-name="Standard" style:list-style-name="L3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rsid="000f9df7" officeooo:paragraph-rsid="000f9df7" style:font-name-asian="Times New Roman" style:font-size-asian="12pt" style:font-name-complex="Times New Roman" style:font-size-complex="12pt"/>
    </style:style>
    <style:style style:name="P27" style:family="paragraph" style:parent-style-name="Standard">
      <style:paragraph-properties fo:line-height="120%" fo:break-before="auto" fo:break-after="auto" style:writing-mode="lr-tb"/>
      <style:text-properties style:font-name="Times New Roman" fo:font-size="12pt" fo:font-weight="normal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28" style:family="paragraph" style:parent-style-name="Standard" style:list-style-name="L12">
      <style:paragraph-properties fo:line-height="120%" fo:break-before="auto" fo:break-after="auto" style:writing-mode="lr-tb"/>
      <style:text-properties style:font-name="Times New Roman" fo:font-size="12pt" fo:font-weight="normal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2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183884"/>
    </style:style>
    <style:style style:name="P30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192abf"/>
    </style:style>
    <style:style style:name="P31" style:family="paragraph" style:parent-style-name="Standard">
      <style:paragraph-properties fo:line-height="120%" fo:text-align="justify" style:justify-single-word="false" fo:break-before="auto" fo:break-after="auto" style:writing-mode="lr-tb"/>
      <style:text-properties fo:font-weight="normal" officeooo:paragraph-rsid="00192abf" style:font-weight-asian="normal" style:font-weight-complex="normal"/>
    </style:style>
    <style:style style:name="P32" style:family="paragraph" style:parent-style-name="Standard">
      <style:paragraph-properties fo:margin-top="0in" fo:margin-bottom="0in" style:contextual-spacing="false" fo:line-height="115%" fo:text-align="justify" style:justify-single-word="false" fo:break-before="auto" fo:break-after="auto" style:writing-mode="lr-tb"/>
      <style:text-properties fo:font-weight="normal" officeooo:rsid="000ae5e1" officeooo:paragraph-rsid="00192abf" style:font-weight-asian="normal" style:font-weight-complex="normal"/>
    </style:style>
    <style:style style:name="P33" style:family="paragraph" style:parent-style-name="Standard" style:list-style-name="LS12">
      <style:paragraph-properties fo:margin-top="0in" fo:margin-bottom="0in" style:contextual-spacing="false" fo:line-height="120%" fo:break-before="auto" fo:break-after="auto" style:writing-mode="lr-tb"/>
      <style:text-properties style:font-name="Times New Roman" fo:font-size="12pt" fo:font-weight="normal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34" style:family="paragraph" style:parent-style-name="Standard" style:list-style-name="L11">
      <style:paragraph-properties fo:margin-top="0in" fo:margin-bottom="0in" style:contextual-spacing="false" fo:line-height="120%" fo:break-before="auto" fo:break-after="auto" style:writing-mode="lr-tb"/>
      <style:text-properties style:font-name="Times New Roman" fo:font-size="12pt" fo:font-weight="normal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35" style:family="paragraph" style:parent-style-name="Standard" style:list-style-name="L12">
      <style:paragraph-properties fo:margin-top="0in" fo:margin-bottom="0in" style:contextual-spacing="false" fo:line-height="120%" fo:break-before="auto" fo:break-after="auto" style:writing-mode="lr-tb"/>
      <style:text-properties style:font-name="Times New Roman" fo:font-size="12pt" fo:font-weight="normal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36" style:family="paragraph" style:parent-style-name="Standard" style:list-style-name="L13">
      <style:paragraph-properties fo:margin-top="0in" fo:margin-bottom="0in" style:contextual-spacing="false" fo:line-height="120%" fo:break-before="auto" fo:break-after="auto" style:writing-mode="lr-tb"/>
      <style:text-properties style:font-name="Times New Roman" fo:font-size="12pt" fo:font-weight="normal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37" style:family="paragraph" style:parent-style-name="Standard">
      <style:paragraph-properties fo:margin-top="0in" fo:margin-bottom="0in" style:contextual-spacing="false" fo:line-height="115%" fo:text-align="justify" style:justify-single-word="false" style:writing-mode="lr-tb"/>
      <style:text-properties fo:font-weight="normal" officeooo:rsid="000ae5e1" officeooo:paragraph-rsid="000c2ee5" style:font-weight-asian="normal" style:font-weight-complex="normal"/>
    </style:style>
    <style:style style:name="P38" style:family="paragraph" style:parent-style-name="Standard">
      <style:paragraph-properties fo:margin-top="0in" fo:margin-bottom="0in" style:contextual-spacing="false" fo:line-height="115%" fo:text-align="justify" style:justify-single-word="false" style:writing-mode="lr-tb"/>
      <style:text-properties fo:font-weight="normal" officeooo:rsid="000ae5e1" officeooo:paragraph-rsid="00192abf" style:font-weight-asian="normal" style:font-weight-complex="normal"/>
    </style:style>
    <style:style style:name="P39" style:family="paragraph" style:parent-style-name="Standard" style:list-style-name="L7">
      <style:paragraph-properties fo:margin-top="0in" fo:margin-bottom="0in" style:contextual-spacing="false" fo:line-height="115%" fo:text-align="justify" style:justify-single-word="false" style:writing-mode="lr-tb"/>
      <style:text-properties fo:font-weight="normal" officeooo:rsid="0015d047" officeooo:paragraph-rsid="001660dd" style:font-weight-asian="normal" style:font-weight-complex="normal"/>
    </style:style>
    <style:style style:name="P40" style:family="paragraph" style:parent-style-name="Standard" style:list-style-name="L7">
      <style:paragraph-properties fo:margin-top="0in" fo:margin-bottom="0in" style:contextual-spacing="false" fo:line-height="115%" fo:text-align="justify" style:justify-single-word="false" style:writing-mode="lr-tb"/>
      <style:text-properties fo:font-weight="normal" officeooo:rsid="001660dd" officeooo:paragraph-rsid="001660dd" style:font-weight-asian="normal" style:font-weight-complex="normal"/>
    </style:style>
    <style:style style:name="P41" style:family="paragraph" style:parent-style-name="Standard" style:list-style-name="LS12">
      <style:paragraph-properties fo:margin-top="0in" fo:margin-bottom="0in" style:contextual-spacing="false" fo:line-height="120%" style:writing-mode="lr-tb"/>
      <style:text-properties style:font-name="Times New Roman" fo:font-size="12pt" fo:font-weight="normal" officeooo:rsid="000ae5e1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42" style:family="paragraph" style:parent-style-name="Standard" style:list-style-name="L11">
      <style:paragraph-properties fo:margin-top="0in" fo:margin-bottom="0in" style:contextual-spacing="false" fo:line-height="120%" style:writing-mode="lr-tb"/>
      <style:text-properties style:font-name="Times New Roman" fo:font-size="12pt" fo:font-weight="normal" officeooo:rsid="000ae5e1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43" style:family="paragraph" style:parent-style-name="Standard" style:list-style-name="L12">
      <style:paragraph-properties fo:margin-top="0in" fo:margin-bottom="0in" style:contextual-spacing="false" fo:line-height="120%" style:writing-mode="lr-tb"/>
      <style:text-properties style:font-name="Times New Roman" fo:font-size="12pt" fo:font-weight="normal" officeooo:rsid="000ae5e1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44" style:family="paragraph" style:parent-style-name="Standard" style:list-style-name="L13">
      <style:paragraph-properties fo:margin-top="0in" fo:margin-bottom="0in" style:contextual-spacing="false" fo:line-height="120%" style:writing-mode="lr-tb"/>
      <style:text-properties style:font-name="Times New Roman" fo:font-size="12pt" fo:font-weight="normal" officeooo:rsid="000ae5e1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45" style:family="paragraph" style:parent-style-name="Standard" style:list-style-name="L11">
      <style:paragraph-properties fo:margin-top="0in" fo:margin-bottom="0in" style:contextual-spacing="false" fo:line-height="120%" style:writing-mode="lr-tb"/>
      <style:text-properties style:font-name="Times New Roman" fo:font-size="12pt" fo:font-weight="normal" officeooo:rsid="00192abf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46" style:family="paragraph" style:parent-style-name="Standard" style:list-style-name="LS12">
      <style:paragraph-properties fo:margin-top="0in" fo:margin-bottom="0in" style:contextual-spacing="false" fo:line-height="120%" style:writing-mode="lr-tb"/>
      <style:text-properties style:font-name="Times New Roman" fo:font-size="12pt" fo:font-weight="normal" officeooo:rsid="00192abf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47" style:family="paragraph" style:parent-style-name="Standard" style:list-style-name="L12">
      <style:paragraph-properties fo:margin-top="0in" fo:margin-bottom="0in" style:contextual-spacing="false" fo:line-height="120%" style:writing-mode="lr-tb"/>
      <style:text-properties style:font-name="Times New Roman" fo:font-size="12pt" fo:font-weight="normal" officeooo:rsid="00192abf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48" style:family="paragraph" style:parent-style-name="Standard" style:list-style-name="L13">
      <style:paragraph-properties fo:margin-top="0in" fo:margin-bottom="0in" style:contextual-spacing="false" fo:line-height="120%" style:writing-mode="lr-tb"/>
      <style:text-properties style:font-name="Times New Roman" fo:font-size="12pt" fo:font-weight="normal" officeooo:rsid="00192abf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49" style:family="paragraph" style:parent-style-name="Standard">
      <style:paragraph-properties fo:margin-left="0in" fo:margin-right="0in" fo:line-height="120%" fo:text-align="justify" style:justify-single-word="false" fo:text-indent="0in" style:auto-text-indent="false" fo:break-before="auto" fo:break-after="auto" style:writing-mode="lr-tb"/>
      <style:text-properties fo:font-weight="normal" officeooo:paragraph-rsid="00192abf" style:font-weight-asian="normal" style:font-weight-complex="normal"/>
    </style:style>
    <style:style style:name="P50" style:family="paragraph" style:parent-style-name="Standard">
      <style:paragraph-properties fo:margin-left="0.5in" fo:margin-right="0in" fo:line-height="120%" fo:text-indent="0in" style:auto-text-indent="false" fo:break-before="auto" fo:break-after="auto" style:writing-mode="lr-tb"/>
      <style:text-properties style:font-name="Times New Roman" fo:font-size="12pt" fo:font-weight="normal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51" style:family="paragraph" style:parent-style-name="Text_20_body">
      <style:paragraph-properties fo:line-height="100%"/>
      <style:text-properties fo:font-weight="bold" officeooo:rsid="000ae5e1" officeooo:paragraph-rsid="000ae5e1" style:font-weight-asian="bold" style:font-weight-complex="bold"/>
    </style:style>
    <style:style style:name="P52" style:family="paragraph" style:parent-style-name="Text_20_body">
      <style:paragraph-properties fo:line-height="100%"/>
      <style:text-properties fo:font-weight="bold" officeooo:rsid="000ae5e1" officeooo:paragraph-rsid="001660dd" style:font-weight-asian="bold" style:font-weight-complex="bold"/>
    </style:style>
    <style:style style:name="P53" style:family="paragraph" style:parent-style-name="Text_20_body" style:list-style-name="L10">
      <style:paragraph-properties fo:line-height="100%"/>
      <style:text-properties fo:font-weight="bold" officeooo:rsid="000ae5e1" officeooo:paragraph-rsid="000ae5e1" style:font-weight-asian="bold" style:font-weight-complex="bold"/>
    </style:style>
    <style:style style:name="P54" style:family="paragraph" style:parent-style-name="Text_20_body">
      <style:paragraph-properties fo:line-height="100%"/>
      <style:text-properties fo:font-weight="bold" officeooo:rsid="000ae5e1" officeooo:paragraph-rsid="00192abf" style:font-weight-asian="bold" style:font-weight-complex="bold"/>
    </style:style>
    <style:style style:name="P55" style:family="paragraph" style:parent-style-name="Text_20_body">
      <style:paragraph-properties fo:line-height="100%"/>
      <style:text-properties fo:font-weight="bold" officeooo:rsid="0010f89b" officeooo:paragraph-rsid="0010f89b" style:font-weight-asian="bold" style:font-weight-complex="bold"/>
    </style:style>
    <style:style style:name="P56" style:family="paragraph" style:parent-style-name="Text_20_body">
      <style:paragraph-properties fo:line-height="100%"/>
      <style:text-properties fo:font-weight="bold" officeooo:rsid="0010f89b" officeooo:paragraph-rsid="001660dd" style:font-weight-asian="bold" style:font-weight-complex="bold"/>
    </style:style>
    <style:style style:name="P57" style:family="paragraph" style:parent-style-name="Text_20_body">
      <style:paragraph-properties fo:line-height="100%"/>
      <style:text-properties fo:font-weight="normal" officeooo:paragraph-rsid="000ae5e1" style:font-weight-asian="normal" style:font-weight-complex="normal"/>
    </style:style>
    <style:style style:name="P58" style:family="paragraph" style:parent-style-name="Text_20_body">
      <style:paragraph-properties fo:line-height="100%"/>
      <style:text-properties fo:font-weight="normal" officeooo:paragraph-rsid="0010f89b" style:font-weight-asian="normal" style:font-weight-complex="normal"/>
    </style:style>
    <style:style style:name="P59" style:family="paragraph" style:parent-style-name="Text_20_body" style:list-style-name="L8">
      <style:paragraph-properties fo:line-height="100%"/>
      <style:text-properties fo:font-weight="normal" officeooo:paragraph-rsid="000ae5e1" style:font-weight-asian="normal" style:font-weight-complex="normal"/>
    </style:style>
    <style:style style:name="P60" style:family="paragraph" style:parent-style-name="Text_20_body" style:list-style-name="L8">
      <style:paragraph-properties fo:line-height="100%"/>
      <style:text-properties fo:font-weight="normal" officeooo:paragraph-rsid="00192abf" style:font-weight-asian="normal" style:font-weight-complex="normal"/>
    </style:style>
    <style:style style:name="P61" style:family="paragraph" style:parent-style-name="Text_20_body">
      <style:paragraph-properties fo:line-height="100%"/>
      <style:text-properties fo:font-weight="normal" officeooo:rsid="000ae5e1" officeooo:paragraph-rsid="0010f89b" style:font-weight-asian="normal" style:font-weight-complex="normal"/>
    </style:style>
    <style:style style:name="P62" style:family="paragraph" style:parent-style-name="Text_20_body">
      <style:paragraph-properties fo:line-height="100%"/>
      <style:text-properties fo:font-weight="normal" officeooo:rsid="0010f89b" officeooo:paragraph-rsid="0010f89b" style:font-weight-asian="normal" style:font-weight-complex="normal"/>
    </style:style>
    <style:style style:name="P63" style:family="paragraph" style:parent-style-name="Text_20_body">
      <style:paragraph-properties fo:line-height="100%"/>
      <style:text-properties fo:font-weight="normal" officeooo:rsid="0012d99e" officeooo:paragraph-rsid="0012d99e" style:font-weight-asian="normal" style:font-weight-complex="normal"/>
    </style:style>
    <style:style style:name="P64" style:family="paragraph" style:parent-style-name="Text_20_body">
      <style:paragraph-properties fo:line-height="100%"/>
      <style:text-properties fo:font-weight="normal" officeooo:rsid="001872f3" officeooo:paragraph-rsid="001872f3" style:font-weight-asian="normal" style:font-weight-complex="normal"/>
    </style:style>
    <style:style style:name="P65" style:family="paragraph" style:parent-style-name="Text_20_body">
      <style:paragraph-properties fo:line-height="100%"/>
      <style:text-properties fo:font-weight="normal" officeooo:rsid="0015d047" officeooo:paragraph-rsid="001872f3" style:font-weight-asian="normal" style:font-weight-complex="normal"/>
    </style:style>
    <style:style style:name="P66" style:family="paragraph" style:parent-style-name="Text_20_body" style:list-style-name="L8">
      <style:paragraph-properties fo:line-height="100%"/>
      <style:text-properties officeooo:rsid="0015d047" officeooo:paragraph-rsid="0015d047"/>
    </style:style>
    <style:style style:name="P67" style:family="paragraph" style:parent-style-name="Text_20_body">
      <style:paragraph-properties fo:line-height="100%"/>
      <style:text-properties officeooo:rsid="0015d047" officeooo:paragraph-rsid="0015d047"/>
    </style:style>
    <style:style style:name="P68" style:family="paragraph" style:parent-style-name="Text_20_body">
      <style:paragraph-properties fo:margin-left="0in" fo:margin-right="0in" fo:line-height="100%" fo:text-indent="0in" style:auto-text-indent="false"/>
      <style:text-properties style:text-underline-style="solid" style:text-underline-width="auto" style:text-underline-color="font-color" fo:font-weight="normal" officeooo:paragraph-rsid="000ae5e1" style:font-weight-asian="normal" style:font-weight-complex="normal"/>
    </style:style>
    <style:style style:name="P69" style:family="paragraph" style:parent-style-name="Text_20_body" style:list-style-name="L8">
      <style:paragraph-properties fo:margin-left="0in" fo:margin-right="0in" fo:line-height="100%" fo:text-indent="0in" style:auto-text-indent="false"/>
      <style:text-properties style:text-underline-style="solid" style:text-underline-width="auto" style:text-underline-color="font-color" fo:font-weight="normal" officeooo:paragraph-rsid="0015d047" style:font-weight-asian="normal" style:font-weight-complex="normal"/>
    </style:style>
    <style:style style:name="P70" style:family="paragraph" style:parent-style-name="Text_20_body">
      <style:paragraph-properties fo:margin-left="0in" fo:margin-right="0in" fo:line-height="100%" fo:text-indent="0in" style:auto-text-indent="false"/>
      <style:text-properties style:text-underline-style="solid" style:text-underline-width="auto" style:text-underline-color="font-color" fo:font-weight="normal" officeooo:rsid="00192abf" officeooo:paragraph-rsid="00192abf" style:font-weight-asian="normal" style:font-weight-complex="normal"/>
    </style:style>
    <style:style style:name="P71" style:family="paragraph" style:parent-style-name="Text_20_body" style:list-style-name="L8">
      <style:paragraph-properties fo:margin-left="0.4925in" fo:margin-right="0in" fo:line-height="100%" fo:text-indent="-0.25in" style:auto-text-indent="false"/>
      <style:text-properties fo:font-weight="normal" officeooo:paragraph-rsid="000ae5e1" style:font-weight-asian="normal" style:font-weight-complex="normal"/>
    </style:style>
    <style:style style:name="P72" style:family="paragraph" style:parent-style-name="Text_20_body" style:list-style-name="L8">
      <style:paragraph-properties fo:margin-left="0.4925in" fo:margin-right="0in" fo:line-height="100%" fo:text-indent="-0.25in" style:auto-text-indent="false"/>
      <style:text-properties fo:font-weight="normal" officeooo:rsid="000ae5e1" officeooo:paragraph-rsid="000ae5e1" style:font-weight-asian="normal" style:font-weight-complex="normal"/>
    </style:style>
    <style:style style:name="P73" style:family="paragraph" style:parent-style-name="Text_20_body" style:list-style-name="L8">
      <style:paragraph-properties fo:margin-left="0.4925in" fo:margin-right="0in" fo:line-height="100%" fo:text-indent="-0.25in" style:auto-text-indent="false"/>
      <style:text-properties fo:font-weight="normal" officeooo:rsid="00192abf" officeooo:paragraph-rsid="00192abf" style:font-weight-asian="normal" style:font-weight-complex="normal"/>
    </style:style>
    <style:style style:name="P74" style:family="paragraph" style:parent-style-name="Text_20_body" style:list-style-name="L8">
      <style:paragraph-properties fo:margin-left="0.4925in" fo:margin-right="0in" fo:line-height="100%" fo:text-indent="-0.25in" style:auto-text-indent="false"/>
      <style:text-properties officeooo:paragraph-rsid="0015d047"/>
    </style:style>
    <style:style style:name="P75" style:family="paragraph" style:parent-style-name="Text_20_body">
      <style:paragraph-properties fo:line-height="100%" fo:text-align="justify" style:justify-single-word="false" style:writing-mode="lr-tb"/>
      <style:text-properties style:font-name="Times New Roman" fo:font-size="12pt" fo:font-weight="bold" officeooo:rsid="000ae5e1" officeooo:paragraph-rsid="001660dd" style:font-name-asian="Times New Roman" style:font-size-asian="12pt" style:font-weight-asian="bold" style:font-name-complex="Times New Roman" style:font-size-complex="12pt" style:font-weight-complex="bold"/>
    </style:style>
    <style:style style:name="T1" style:family="text">
      <style:text-properties officeooo:rsid="000ae5e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e5e1" style:font-weight-asian="normal" style:font-weight-complex="normal"/>
    </style:style>
    <style:style style:name="T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" style:family="text">
      <style:text-properties style:font-name="Times New Roman" fo:font-size="12pt" officeooo:rsid="00192abf" style:font-name-asian="Times New Roman" style:font-size-asian="12pt" style:font-name-complex="Times New Roman" style:font-size-complex="12pt"/>
    </style:style>
    <style:style style:name="T6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7" style:family="text">
      <style:text-properties officeooo:rsid="000c2ee5"/>
    </style:style>
    <style:style style:name="T8" style:family="text">
      <style:text-properties officeooo:rsid="000d5abe"/>
    </style:style>
    <style:style style:name="T9" style:family="text">
      <style:text-properties officeooo:rsid="000efaff"/>
    </style:style>
    <style:style style:name="T10" style:family="text">
      <style:text-properties officeooo:rsid="000f9df7"/>
    </style:style>
    <style:style style:name="T11" style:family="text">
      <style:text-properties officeooo:rsid="001047f3"/>
    </style:style>
    <style:style style:name="T12" style:family="text">
      <style:text-properties officeooo:rsid="0010f89b"/>
    </style:style>
    <style:style style:name="T13" style:family="text">
      <style:text-properties fo:color="#000000" style:text-line-through-style="none" style:text-line-through-type="none" style:font-name="Arial" fo:font-size="11pt" fo:font-style="normal" style:text-underline-style="none" officeooo:rsid="0010f89b" style:font-name-asian="Arial" style:font-size-asian="11pt" style:font-style-asian="normal" style:font-name-complex="Arial" style:font-size-complex="11pt" style:font-style-complex="normal"/>
    </style:style>
    <style:style style:name="T14" style:family="text">
      <style:text-properties officeooo:rsid="0012d99e"/>
    </style:style>
    <style:style style:name="T15" style:family="text">
      <style:text-properties officeooo:rsid="0015d047"/>
    </style:style>
    <style:style style:name="T16" style:family="text">
      <style:text-properties officeooo:rsid="001660dd"/>
    </style:style>
    <style:style style:name="T17" style:family="text">
      <style:text-properties officeooo:rsid="00183884"/>
    </style:style>
    <style:style style:name="T18" style:family="text">
      <style:text-properties officeooo:rsid="00192a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Features</text:p>
      <text:list xml:id="list476759534038977124" text:style-name="L10">
        <text:list-header>
          <text:p text:style-name="P53"/>
        </text:list-header>
      </text:list>
      <text:p text:style-name="P68"/>
      <text:list xml:id="list7236601100950931748" text:style-name="L8">
        <text:list-item>
          <text:p text:style-name="P73">Admin Login</text:p>
        </text:list-item>
        <text:list-item>
          <text:p text:style-name="P73">Admin Logout</text:p>
        </text:list-item>
        <text:list-item>
          <text:p text:style-name="P73">Customer Login</text:p>
        </text:list-item>
        <text:list-item>
          <text:p text:style-name="P73">Customer Login</text:p>
        </text:list-item>
        <text:list-item>
          <text:p text:style-name="P73">Customer Signup</text:p>
        </text:list-item>
      </text:list>
      <text:p text:style-name="P70">Store Catalog / Store Page</text:p>
      <text:list xml:id="list145716738229322" text:continue-numbering="true" text:style-name="L8">
        <text:list-item>
          <text:p text:style-name="P60">Filter products</text:p>
        </text:list-item>
        <text:list-item>
          <text:p text:style-name="P71">Product Social Sharing</text:p>
        </text:list-item>
        <text:list-item>
          <text:p text:style-name="P72">Add to Wishlist </text:p>
        </text:list-item>
        <text:list-item>
          <text:p text:style-name="P71">Search Product </text:p>
        </text:list-item>
        <text:list-item>
          <text:p text:style-name="P71"><text:span text:style-name="T8">Add</text:span> Feedback </text:p>
        </text:list-item>
        <text:list-item>
          <text:p text:style-name="P74"><text:span text:style-name="T3">View </text:span><text:span text:style-name="T2">Related Product</text:span></text:p>
          <text:p text:style-name="P69">Admin Dashboard </text:p>
        </text:list-item>
        <text:list-item>
          <text:p text:style-name="P66">View customer orders</text:p>
        </text:list-item>
        <text:list-item>
          <text:p text:style-name="P66">Add products</text:p>
        </text:list-item>
        <text:list-item>
          <text:p text:style-name="P66"><text:span text:style-name="T2">View products</text:span></text:p>
        </text:list-item>
        <text:list-item>
          <text:p text:style-name="P66"><text:span text:style-name="T2">View Customers</text:span></text:p>
        </text:list-item>
        <text:list-item>
          <text:p text:style-name="P66"><text:span text:style-name="T2">View Sales Report</text:span></text:p>
        </text:list-item>
      </text:list>
      <text:p text:style-name="P67"><text:span text:style-name="T2"/></text:p>
      <text:list xml:id="list145718737071406" text:continue-numbering="true" text:style-name="L8">
        <text:list-header>
          <text:p text:style-name="P59"/>
        </text:list-header>
      </text:list>
      <text:p text:style-name="P57"/>
      <text:p text:style-name="P51"><text:span text:style-name="T18">User</text:span> Stories</text:p>
      <text:list xml:id="list5819112833917785380" text:style-name="L7">
        <text:list-item>
          <text:p text:style-name="P1">As an admin, I want to login to the website</text:p>
        </text:list-item>
        <text:list-item>
          <text:p text:style-name="P1">As an admin, I want to be able to logout of the website</text:p>
        </text:list-item>
        <text:list-item>
          <text:p text:style-name="P1">As a customer, I want to login to the website</text:p>
        </text:list-item>
        <text:list-item>
          <text:p text:style-name="P1">As a customer, I want to be able to logout of the website</text:p>
        </text:list-item>
        <text:list-item>
          <text:p text:style-name="P1">As a customer, I want to register to the website</text:p>
        </text:list-item>
        <text:list-item>
          <text:p text:style-name="P1">As a customer, I want to filter the product by its brand and its price</text:p>
        </text:list-item>
        <text:list-item>
          <text:p text:style-name="P1"><text:span text:style-name="T1">As a customer, I want to share the product to social media sites</text:span></text:p>
        </text:list-item>
        <text:list-item>
          <text:p text:style-name="P1">As a customer, I want to add the product to my wishlist</text:p>
        </text:list-item>
        <text:list-item>
          <text:p text:style-name="P1">As a customer I want to search a particular product </text:p>
        </text:list-item>
        <text:list-item>
          <text:p text:style-name="P1">As a customer, I want to <text:span text:style-name="T8">add a product feedback</text:span></text:p>
        </text:list-item>
        <text:list-item>
          <text:p text:style-name="P1">As a customer, I want to view the related products</text:p>
        </text:list-item>
        <text:list-item>
          <text:p text:style-name="P40"><text:soft-page-break/>As an admin, I want to view the orders of my customers</text:p>
        </text:list-item>
        <text:list-item>
          <text:p text:style-name="P40">As an admin, I want to add products</text:p>
        </text:list-item>
        <text:list-item>
          <text:p text:style-name="P40">As an admin, I want to view all the products</text:p>
        </text:list-item>
        <text:list-item>
          <text:p text:style-name="P40">As an admin, I want to view all my customers</text:p>
        </text:list-item>
        <text:list-item>
          <text:p text:style-name="P40">As an admin, I want to view my sales report</text:p>
          <text:p text:style-name="P39"/>
        </text:list-item>
      </text:list>
      <text:p text:style-name="P32"/>
      <text:p text:style-name="P54">Use Case #1</text:p>
      <text:p text:style-name="P31"><text:span text:style-name="T4">Name - Admin login</text:span></text:p>
      <text:p text:style-name="P31"><text:span text:style-name="T4">Description - Admin login to access the system</text:span></text:p>
      <text:p text:style-name="P31"><text:span text:style-name="T4">Actor - Admin</text:span></text:p>
      <text:p text:style-name="P49"><text:span text:style-name="T4">Pre-conditions - As an identification, the admin has a username and a password that is already stored in the system.</text:span></text:p>
      <text:p text:style-name="P31"><text:span text:style-name="T4">Post-conditions - Notify the user if Login credentials are right or wrong, then redirected to home page once successful.</text:span></text:p>
      <text:p text:style-name="P27">Main course:</text:p>
      <text:list xml:id="list5165433177368304724" text:style-name="LS12">
        <text:list-item>
          <text:p text:style-name="P33">The admin enters username and password.</text:p>
        </text:list-item>
      </text:list>
      <text:p text:style-name="P50"><text:span text:style-name="T18">Exception</text:span>. Username or password is not recognize then admin will be informed that the details entered are invalid.</text:p>
      <text:list xml:id="list145718109833528" text:continue-numbering="true" text:style-name="LS12">
        <text:list-item>
          <text:p text:style-name="P41">If successful, redirects to <text:span text:style-name="T18">admin dashboard</text:span>.</text:p>
        </text:list-item>
        <text:list-item>
          <text:p text:style-name="P46">Exit</text:p>
        </text:list-item>
      </text:list>
      <text:p text:style-name="P32"/>
      <text:p text:style-name="P54">Use Case #<text:span text:style-name="T18">2</text:span></text:p>
      <text:p text:style-name="P31"><text:span text:style-name="T4">Name - Admin log</text:span><text:span text:style-name="T5">out</text:span></text:p>
      <text:p text:style-name="P31"><text:span text:style-name="T4">Description - Admin log</text:span><text:span text:style-name="T5">out</text:span><text:span text:style-name="T4"> to </text:span><text:span text:style-name="T5">exit from admin's account</text:span></text:p>
      <text:p text:style-name="P31"><text:span text:style-name="T4">Actor - Admin</text:span></text:p>
      <text:p text:style-name="P49"><text:span text:style-name="T4">Pre-conditions – </text:span><text:span text:style-name="T5">The admin is logged in</text:span></text:p>
      <text:p text:style-name="P31"><text:span text:style-name="T4">Post-conditions – </text:span><text:span text:style-name="T5">The admin is redirected to the website's homepage</text:span></text:p>
      <text:p text:style-name="P27">Main course:</text:p>
      <text:list xml:id="list2302431746123997761" text:style-name="L11">
        <text:list-item>
          <text:p text:style-name="P34">The admin <text:span text:style-name="T18">clicks logout button</text:span></text:p>
        </text:list-item>
        <text:list-item>
          <text:p text:style-name="P42"><text:span text:style-name="T18">The system</text:span> redirects <text:span text:style-name="T18">to homepage</text:span></text:p>
        </text:list-item>
        <text:list-item>
          <text:p text:style-name="P45">Exit</text:p>
        </text:list-item>
      </text:list>
      <text:p text:style-name="P32"/>
      <text:p text:style-name="P54">Use Case #<text:span text:style-name="T18">3</text:span></text:p>
      <text:p text:style-name="P31"><text:span text:style-name="T4">Name - </text:span><text:span text:style-name="T5">Customer</text:span><text:span text:style-name="T4"> login</text:span></text:p>
      <text:p text:style-name="P31"><text:span text:style-name="T4">Description - </text:span><text:span text:style-name="T5">Customer</text:span><text:span text:style-name="T4"> login to access the system</text:span></text:p>
      <text:p text:style-name="P31"><text:span text:style-name="T4">Actor - </text:span><text:span text:style-name="T5">Customer</text:span></text:p>
      <text:p text:style-name="P49"><text:span text:style-name="T4">Pre-conditions - As an identification, the </text:span><text:span text:style-name="T5">customer</text:span><text:span text:style-name="T4"> has a username and a password that is already stored in the system.</text:span></text:p>
      <text:p text:style-name="P31"><text:span text:style-name="T4">Post-conditions - Notify the </text:span><text:span text:style-name="T5">customer</text:span><text:span text:style-name="T4"> if Login credentials are right or wrong, then redirected to </text:span><text:soft-page-break/><text:span text:style-name="T5">customer dashboard</text:span><text:span text:style-name="T4"> once successful.</text:span></text:p>
      <text:p text:style-name="P27">Main course:</text:p>
      <text:list xml:id="list4535480194996271297" text:style-name="L12">
        <text:list-item>
          <text:p text:style-name="P35">The <text:span text:style-name="T18">customer</text:span> enters username and password.</text:p>
          <text:p text:style-name="P28"><text:span text:style-name="T18">Exception</text:span>. Username or password is not recognize then admin will be informed that the details entered are invalid.</text:p>
        </text:list-item>
        <text:list-item>
          <text:p text:style-name="P43">If successful, redirects to <text:span text:style-name="T18">customer dashboard</text:span>.</text:p>
        </text:list-item>
        <text:list-item>
          <text:p text:style-name="P47">Exit</text:p>
        </text:list-item>
      </text:list>
      <text:p text:style-name="P32"/>
      <text:p text:style-name="P54">Use Case #<text:span text:style-name="T18">4</text:span></text:p>
      <text:p text:style-name="P31"><text:span text:style-name="T4">Name - </text:span><text:span text:style-name="T5">Customer</text:span><text:span text:style-name="T4"> log</text:span><text:span text:style-name="T5">out</text:span></text:p>
      <text:p text:style-name="P31"><text:span text:style-name="T4">Description - </text:span><text:span text:style-name="T5">Customer</text:span><text:span text:style-name="T4"> log</text:span><text:span text:style-name="T5">out</text:span><text:span text:style-name="T4"> to </text:span><text:span text:style-name="T5">exit from admin's account</text:span></text:p>
      <text:p text:style-name="P31"><text:span text:style-name="T4">Actor - </text:span><text:span text:style-name="T5">Customer</text:span></text:p>
      <text:p text:style-name="P49"><text:span text:style-name="T4">Pre-conditions – </text:span><text:span text:style-name="T5">The customer is logged in</text:span></text:p>
      <text:p text:style-name="P31"><text:span text:style-name="T4">Post-conditions – </text:span><text:span text:style-name="T5">The customer is redirected to the website's homepage</text:span></text:p>
      <text:p text:style-name="P27">Main course:</text:p>
      <text:list xml:id="list1830043600592578225" text:style-name="L13">
        <text:list-item>
          <text:p text:style-name="P36">The <text:span text:style-name="T18">customer</text:span> <text:span text:style-name="T18">clicks logout button</text:span></text:p>
        </text:list-item>
        <text:list-item>
          <text:p text:style-name="P44"><text:span text:style-name="T18">The system</text:span> redirects <text:span text:style-name="T18">to homepage</text:span></text:p>
        </text:list-item>
        <text:list-item>
          <text:p text:style-name="P48">Exit</text:p>
        </text:list-item>
      </text:list>
      <text:p text:style-name="P38"/>
      <text:p text:style-name="P54">Use Case #<text:span text:style-name="T18">5</text:span></text:p>
      <text:p text:style-name="P30"><text:span text:style-name="T18">N</text:span>ame: Sign up</text:p>
      <text:p text:style-name="P30">Actor: <text:span text:style-name="T18">Customer</text:span></text:p>
      <text:p text:style-name="P30">Pre-Condition: <text:span text:style-name="T18">Customer</text:span> hasn't signed up</text:p>
      <text:p text:style-name="P30">Post-Condition: The <text:span text:style-name="T18">custome</text:span>r's account will be recorded in the database</text:p>
      <text:p text:style-name="P30">Main Course:</text:p>
      <text:p text:style-name="P30">1. the <text:span text:style-name="T18">customer</text:span> clicks the sign up button</text:p>
      <text:p text:style-name="P30">2. The <text:span text:style-name="T18">customer</text:span> will be redirected to the signup page</text:p>
      <text:p text:style-name="P30">3. The <text:span text:style-name="T18">customer</text:span> fills up the signup form</text:p>
      <text:p text:style-name="P30">4. The <text:span text:style-name="T18">customer</text:span> clicks the submit button</text:p>
      <text:p text:style-name="P30">Exception: If the <text:span text:style-name="T18">customer</text:span> has an invalid entry. Go back to 3</text:p>
      <text:p text:style-name="P30">5. A prompt will show that the <text:span text:style-name="T18">customer</text:span> is successful in signing up</text:p>
      <text:p text:style-name="P19">6. Exit </text:p>
      <text:p text:style-name="P37"/>
      <text:p text:style-name="P51">Use Case #<text:span text:style-name="T18">6</text:span></text:p>
      <text:p text:style-name="P24"><text:span text:style-name="T16">N</text:span>ame: <text:span text:style-name="T9">Filter products </text:span></text:p>
      <text:p text:style-name="P24">Actor: customer</text:p>
      <text:p text:style-name="P24">Pre-<text:span text:style-name="T1">c</text:span>ondition: The customer is in the <text:span text:style-name="T9">category page</text:span></text:p>
      <text:p text:style-name="P24">Post-<text:span text:style-name="T1">c</text:span>ondition: The <text:span text:style-name="T10">products filtered by category is shown</text:span></text:p>
      <text:p text:style-name="P24">Main Course:</text:p>
      <text:list xml:id="list1188646613343067669" text:style-name="L3">
        <text:list-item>
          <text:p text:style-name="P26">The customer clicks a category and chooses the subcategory for the product he/she likes</text:p>
        </text:list-item>
        <text:list-item>
          <text:p text:style-name="P4"><text:span text:style-name="T10">The system will automatically show the filtered products inside the category</text:span></text:p>
        </text:list-item>
        <text:list-item>
          <text:p text:style-name="P6">Exit</text:p>
        </text:list-item>
      </text:list>
      <text:p text:style-name="P9"><text:soft-page-break/><text:span text:style-name="T2"/></text:p>
      <text:p text:style-name="P51">Use Case #<text:span text:style-name="T18">7</text:span></text:p>
      <text:p text:style-name="P22"><text:span text:style-name="T16">N</text:span>ame: <text:span text:style-name="T1">Product Social Sharing</text:span></text:p>
      <text:p text:style-name="P22">Actor: customer</text:p>
      <text:p text:style-name="P22">Pre-<text:span text:style-name="T1">c</text:span>ondition: The customer is in the page of the product</text:p>
      <text:p text:style-name="P22">Post-<text:span text:style-name="T1">c</text:span>ondition: The product will be shared on the <text:span text:style-name="T7">social media platform where the customer had chosen.</text:span></text:p>
      <text:p text:style-name="P22">Main Course:</text:p>
      <text:list xml:id="list145718814408551" text:continue-numbering="true" text:style-name="L3">
        <text:list-item>
          <text:p text:style-name="P23">The customer clicks the icon of the desired social media site</text:p>
        </text:list-item>
        <text:list-item>
          <text:p text:style-name="P3"><text:s/><text:span text:style-name="T7">System will redirect the customer to that particular site.</text:span></text:p>
        </text:list-item>
        <text:list-item>
          <text:p text:style-name="P5">The product is shared</text:p>
        </text:list-item>
        <text:list-item>
          <text:p text:style-name="P5">Exit </text:p>
          <text:p text:style-name="P5"/>
        </text:list-item>
      </text:list>
      <text:p text:style-name="P51">Use Case #3</text:p>
      <text:p text:style-name="P25"><text:span text:style-name="T16">N</text:span>ame: Add to Wishlist</text:p>
      <text:p text:style-name="P25">Actor: customer</text:p>
      <text:p text:style-name="P25">Pre-Condition: The customer is logged in and is on the product page</text:p>
      <text:p text:style-name="P25">Post-Condition: The specified product will be added to his/her wishlist</text:p>
      <text:p text:style-name="P25">Main Course:</text:p>
      <text:p text:style-name="P25">1. The customer clicks the heart icon on the product page</text:p>
      <text:p text:style-name="P25">Exception: If the product is already in the customer’s wishlist, show error. Exit</text:p>
      <text:p text:style-name="P25">2. The specified product will be reflected on the customer's wishlist</text:p>
      <text:p text:style-name="P7">3. Exit</text:p>
      <text:p text:style-name="P51"/>
      <text:p text:style-name="P52">Use Case #<text:span text:style-name="T16">4</text:span></text:p>
      <text:p text:style-name="P13">Name: Search Product</text:p>
      <text:p text:style-name="P13">Actor: customer</text:p>
      <text:p text:style-name="P11"><text:span text:style-name="T16">Pre-Condition: The customer is logged in and is on the store page</text:span></text:p>
      <text:p text:style-name="P25">Post-Condition: The <text:span text:style-name="T11">searched product is shown</text:span></text:p>
      <text:p text:style-name="P25">Main Course:</text:p>
      <text:p text:style-name="P25">1. The customer <text:span text:style-name="T11">inputs the product name or any product information on the search bar</text:span></text:p>
      <text:p text:style-name="P25">2. <text:span text:style-name="T11">The system checks the information entered by the customer</text:span></text:p>
      <text:p text:style-name="P12">3. The system will show the product that matches the input</text:p>
      <text:p text:style-name="P12">Exception: Nothing matches.</text:p>
      <text:p text:style-name="P14">4. Exit</text:p>
      <text:p text:style-name="P51"/>
      <text:p text:style-name="P51">Use Case #5</text:p>
      <text:p text:style-name="P22">ame: <text:span text:style-name="T2">Rate &amp; Add Feedback </text:span></text:p>
      <text:p text:style-name="P22">Actor: customer</text:p>
      <text:p text:style-name="P22">Pre-Condition: The customer is on the product page</text:p>
      <text:p text:style-name="P22">Post-Condition: The feedback will be shown on the feedback portion of the product</text:p>
      <text:p text:style-name="P22">Main Course:</text:p>
      <text:p text:style-name="P22">1. The customer clicks the Write a Review button</text:p>
      <text:p text:style-name="P22">2. The customer writes his/her feedback to the form</text:p>
      <text:p text:style-name="P22">Exception: If the number of characters exceed 500, Show error. Exit</text:p>
      <text:p text:style-name="P22">3. The customer's feedback will be recorded in the database and shown on the feedback portion of the <text:soft-page-break/>produc<text:span text:style-name="T2">t</text:span></text:p>
      <text:p text:style-name="P2">4. Exit</text:p>
      <text:p text:style-name="P51"/>
      <text:p text:style-name="P51">Use Case #6</text:p>
      <text:p text:style-name="P22"><text:span text:style-name="T16">N</text:span>ame:<text:span text:style-name="T1">View </text:span>Related Produc<text:span text:style-name="T1">t</text:span></text:p>
      <text:p text:style-name="P22">Actor: <text:span text:style-name="T1">customer</text:span></text:p>
      <text:p text:style-name="P22">Pre-<text:span text:style-name="T1">c</text:span>ondition: The Tags of the product has similar products</text:p>
      <text:p text:style-name="P22">Post-<text:span text:style-name="T1">c</text:span>ondition: Products with similar tags will be shown on the product's page</text:p>
      <text:p text:style-name="P22">Main Course:</text:p>
      <text:p text:style-name="P22">1. The customer has clicked on the product and is on the product page</text:p>
      <text:p text:style-name="P22">2. Products with the same tags will be shown in the related products portion of the page</text:p>
      <text:p text:style-name="P9"><text:span text:style-name="T2">3. Exit</text:span></text:p>
      <text:p text:style-name="P9"/>
      <text:p text:style-name="P75">Use Case #<text:span text:style-name="T16">7</text:span></text:p>
      <text:p text:style-name="Standard">Name: <text:span text:style-name="T15">View customer orders</text:span></text:p>
      <text:p text:style-name="Standard">Actor: Admin</text:p>
      <text:p text:style-name="P29">Pre-condition: The admin is in the admin dashboard</text:p>
      <text:p text:style-name="P29">Post-Condition: <text:span text:style-name="T17">The list of customer orders will be displayed</text:span></text:p>
      <text:p text:style-name="P29">Main Course:</text:p>
      <text:p text:style-name="P29"><text:span text:style-name="T17">1</text:span>. The admin clicks the <text:span text:style-name="T17">view customer orders tab</text:span></text:p>
      <text:p text:style-name="P29"><text:span text:style-name="T17">2</text:span>. The <text:span text:style-name="T17">system displays all the customer orders</text:span></text:p>
      <text:p text:style-name="P8">3. Exit</text:p>
      <text:p text:style-name="P10"><text:span text:style-name="T2"/></text:p>
      <text:p text:style-name="P75">Use Case #<text:span text:style-name="T16">8</text:span></text:p>
      <text:p text:style-name="Standard"><text:span text:style-name="T6">Name: </text:span><text:span text:style-name="T15">Add products</text:span></text:p>
      <text:p text:style-name="Standard">Actor: Admin</text:p>
      <text:p text:style-name="P29">Pre-condition: The admin is in the admin dashboard</text:p>
      <text:p text:style-name="P29">Post-Condition: The product added will be <text:span text:style-name="T17">added in the product list and will be displayed in the store page</text:span></text:p>
      <text:p text:style-name="P29">Main Course:</text:p>
      <text:p text:style-name="P29">1. The admin is on the admin dashboard</text:p>
      <text:p text:style-name="P29">2. The admin clicks the add product <text:span text:style-name="T17">button</text:span> and he will then be redirected to the add product page with the add product form</text:p>
      <text:p text:style-name="P29">3. The admin will input the information of the product he is going to add</text:p>
      <text:p text:style-name="P20">4. <text:span text:style-name="T17">The admin clicks on the add button</text:span></text:p>
      <text:p text:style-name="P29">Exception: if the product <text:span text:style-name="T17">already exists</text:span>, show error. Exit</text:p>
      <text:p text:style-name="P21">5. The product is added</text:p>
      <text:p text:style-name="P21">6. Exit</text:p>
      <text:p text:style-name="P21"/>
      <text:p text:style-name="P75">Use Case #<text:span text:style-name="T16">9</text:span></text:p>
      <text:p text:style-name="Standard">Name: <text:span text:style-name="T15">View products</text:span></text:p>
      <text:p text:style-name="Standard">Actor: Admin</text:p>
      <text:p text:style-name="P29">Pre-condition: The admin is in the admin dashboard</text:p>
      <text:p text:style-name="P29"><text:soft-page-break/>Post-Condition: <text:span text:style-name="T17">All the </text:span>product<text:span text:style-name="T17">s will be displayed</text:span></text:p>
      <text:p text:style-name="P29">Main Course:</text:p>
      <text:p text:style-name="P29"><text:span text:style-name="T17">1</text:span>. The admin clicks the <text:span text:style-name="T17">view products tab</text:span></text:p>
      <text:p text:style-name="P29"><text:span text:style-name="T17">2</text:span>. The <text:span text:style-name="T17">system displays all the products</text:span></text:p>
      <text:p text:style-name="P21">3. Exit</text:p>
      <text:p text:style-name="P21"/>
      <text:p text:style-name="P75">Use Case #<text:span text:style-name="T16">10</text:span></text:p>
      <text:p text:style-name="Standard">Name: <text:span text:style-name="T15">View Customers</text:span></text:p>
      <text:p text:style-name="Standard">Actor: Admin</text:p>
      <text:p text:style-name="P29">Pre-condition: The admin is in the admin dashboard</text:p>
      <text:p text:style-name="P29">Post-Condition: <text:span text:style-name="T17">All the customers will be displayed</text:span></text:p>
      <text:p text:style-name="P29">Main Course:</text:p>
      <text:p text:style-name="P29"><text:span text:style-name="T17">1</text:span>. The admin clicks the <text:span text:style-name="T17">view products tab</text:span></text:p>
      <text:p text:style-name="P29"><text:span text:style-name="T17">2</text:span>. The <text:span text:style-name="T17">system displays all the products</text:span></text:p>
      <text:p text:style-name="P21">3. Exit</text:p>
      <text:p text:style-name="P21"/>
      <text:p text:style-name="P75">Use Case #<text:span text:style-name="T16">11</text:span></text:p>
      <text:p text:style-name="Standard"><text:span text:style-name="T16">Name: </text:span>View Sales Report</text:p>
      <text:p text:style-name="Standard">Actor: Admin</text:p>
      <text:p text:style-name="P29">Pre-condition: The admin is in the admin dashboard</text:p>
      <text:p text:style-name="P29">Post-Condition: <text:span text:style-name="T17">All the sales reports will be displayed</text:span></text:p>
      <text:p text:style-name="P29">Main Course:</text:p>
      <text:p text:style-name="P29"><text:span text:style-name="T17">1</text:span>. The admin clicks the <text:span text:style-name="T17">view sales report tab</text:span></text:p>
      <text:p text:style-name="P29"><text:span text:style-name="T17">2</text:span>. The <text:span text:style-name="T17">system displays all the products</text:span></text:p>
      <text:p text:style-name="P18">3. Exit</text:p>
      <text:p text:style-name="P18"/>
      <text:p text:style-name="P55">Test Case #1</text:p>
      <text:p text:style-name="P16">Scenario: <text:span text:style-name="T12">Filter Products</text:span></text:p>
      <text:p text:style-name="P17">Given the categories of products</text:p>
      <text:p text:style-name="P17">And the customer is in the category page</text:p>
      <text:p text:style-name="P17">When the customer clicks a category</text:p>
      <text:p text:style-name="P17">Then <text:span text:style-name="T14">the system will show the filtered products inside the selected category</text:span></text:p>
      <text:p text:style-name="P15"/>
      <text:p text:style-name="P55">Test Case #2</text:p>
      <text:p text:style-name="P62">Scenario: Product Social Sharing</text:p>
      <text:p text:style-name="P62">Given the product </text:p>
      <text:p text:style-name="P62">And the customer is in the product page</text:p>
      <text:p text:style-name="P62">When the customer clicks the social media site icon</text:p>
      <text:p text:style-name="P62">Then the customer will redirected to that site </text:p>
      <text:p text:style-name="P62">And the product is shared</text:p>
      <text:p text:style-name="P62"><text:soft-page-break/></text:p>
      <text:p text:style-name="P55">Test Case #3</text:p>
      <text:p text:style-name="P61"><text:span text:style-name="T12">Scenario: </text:span>Add to Wishlist</text:p>
      <text:p text:style-name="P61"><text:span text:style-name="T12">Given the product</text:span> </text:p>
      <text:p text:style-name="P62">And the customer is on the product page</text:p>
      <text:p text:style-name="P62">When the customer clicks the add to wishlist button</text:p>
      <text:p text:style-name="P62">Then the product will be added on the customer's wishlist</text:p>
      <text:p text:style-name="P55"/>
      <text:p text:style-name="P55">Test Case #4</text:p>
      <text:p text:style-name="P58"><text:span text:style-name="T12">Scenario: </text:span>Search Product</text:p>
      <text:p text:style-name="P58"><text:span text:style-name="T12">Given the product exists</text:span></text:p>
      <text:p text:style-name="P58"><text:span text:style-name="T12">And the customer is on the store page</text:span></text:p>
      <text:p text:style-name="P58"><text:span text:style-name="T12">When the customer enters some product information in the search bar</text:span></text:p>
      <text:p text:style-name="P62">Then the customer can view the product he/she searched</text:p>
      <text:p text:style-name="P55"/>
      <text:p text:style-name="P55">Test Case #5</text:p>
      <text:p text:style-name="P58"><text:span text:style-name="T12">Scenario: Add</text:span> Feedback</text:p>
      <text:p text:style-name="P58"><text:span text:style-name="T13">Given a product with details ,</text:span></text:p>
      <text:p text:style-name="P58"><text:span text:style-name="T12">And customer is in the product page</text:span></text:p>
      <text:p text:style-name="P58"><text:span text:style-name="T12">When the customer</text:span> <text:span text:style-name="T12">fills up the form successfully,</text:span></text:p>
      <text:p text:style-name="P62">And clicks the submit button</text:p>
      <text:p text:style-name="P62">Then the feedback will be posted on the feedback portion of the product page</text:p>
      <text:p text:style-name="P62"/>
      <text:p text:style-name="P55">Test Case #6</text:p>
      <text:p text:style-name="P62"><text:span text:style-name="T14">Scenario: View </text:span>Related Product</text:p>
      <text:p text:style-name="P63">Given a product <text:s/>detail</text:p>
      <text:p text:style-name="P63">And the customer is in the product page</text:p>
      <text:p text:style-name="P63">When the customer clicks on a product</text:p>
      <text:p text:style-name="P63">Then the system will generate the related products</text:p>
      <text:p text:style-name="P63"/>
      <text:p text:style-name="P56">Test Case #<text:span text:style-name="T16">7</text:span></text:p>
      <text:p text:style-name="P64">Scenario: <text:span text:style-name="T15">View customer orders</text:span></text:p>
      <text:p text:style-name="P64">Given a customer</text:p>
      <text:p text:style-name="P64"><text:soft-page-break/>And the products that the customer ordered</text:p>
      <text:p text:style-name="P64">And the admin is in the admin dashboar</text:p>
      <text:p text:style-name="P64">When the admin clicks the view customer orders tab</text:p>
      <text:p text:style-name="P64">Then the list of customer orders is displayed</text:p>
      <text:p text:style-name="P65"/>
      <text:p text:style-name="P56">Test Case #<text:span text:style-name="T16">8</text:span></text:p>
      <text:p text:style-name="P64">Scenario: <text:span text:style-name="T15">Add products</text:span></text:p>
      <text:p text:style-name="P64">Given a product details</text:p>
      <text:p text:style-name="P64">And the admin is in the admin dashboard</text:p>
      <text:p text:style-name="P64">When the admin clicks the add product tab</text:p>
      <text:p text:style-name="P64">Then the product is added</text:p>
      <text:p text:style-name="P64"/>
      <text:p text:style-name="P56">Test Case #<text:span text:style-name="T16">9</text:span></text:p>
      <text:p text:style-name="P64">Scenario: <text:span text:style-name="T15">View products</text:span></text:p>
      <text:p text:style-name="P64">Given the products</text:p>
      <text:p text:style-name="P64">And the admin is in the admin dashboard</text:p>
      <text:p text:style-name="P64">When the admin clicks the view products tab</text:p>
      <text:p text:style-name="P64">Then the list of products is displayed</text:p>
      <text:p text:style-name="P64"/>
      <text:p text:style-name="P56">Test Case #1<text:span text:style-name="T16">0</text:span></text:p>
      <text:p text:style-name="P64">Scenario: <text:span text:style-name="T15">View Customers</text:span></text:p>
      <text:p text:style-name="P64">Given the customers</text:p>
      <text:p text:style-name="P64">And the admin is in the admin dashboard</text:p>
      <text:p text:style-name="P64">When the admin clicks the view customers tab</text:p>
      <text:p text:style-name="P64">Then the list of customers is displayed</text:p>
      <text:p text:style-name="P64"/>
      <text:p text:style-name="P56">Test Case #1<text:span text:style-name="T16">1</text:span></text:p>
      <text:p text:style-name="P64">Scenario: <text:span text:style-name="T15">View Sales Report</text:span></text:p>
      <text:p text:style-name="P64">Given the list of products sold</text:p>
      <text:p text:style-name="P64">And the admin is in the admin dashboar</text:p>
      <text:p text:style-name="P64">When the admin clicks the view sales report tab</text:p>
      <text:p text:style-name="P64">Then the sales report is displayed</text:p>
      <text:p text:style-name="P5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3Level0" style:family="text">
      <style:text-properties style:text-underline-style="none" fo:font-weight="bold" style:font-weight-asian="bold" style:font-weight-complex="bold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number text:level="1" text:style-name="List12Level0" style:num-suffix="." style:num-format="1">
        <style:list-level-properties text:space-before="0.25in" text:min-label-width="0.25in"/>
      </text:list-level-style-number>
      <text:list-level-style-number text:level="2" text:style-name="List12Level1" style:num-suffix="." style:num-format="a">
        <style:list-level-properties text:space-before="0.75in" text:min-label-width="0.25in"/>
      </text:list-level-style-number>
      <text:list-level-style-number text:level="3" text:style-name="List12Level2" style:num-suffix="." style:num-format="i">
        <style:list-level-properties text:space-before="1.3748in" text:min-label-width="0.1252in"/>
      </text:list-level-style-number>
      <text:list-level-style-number text:level="4" text:style-name="List12Level3" style:num-suffix="." style:num-format="1">
        <style:list-level-properties text:space-before="1.75in" text:min-label-width="0.25in"/>
      </text:list-level-style-number>
      <text:list-level-style-number text:level="5" text:style-name="List12Level4" style:num-suffix="." style:num-format="a">
        <style:list-level-properties text:space-before="2.25in" text:min-label-width="0.25in"/>
      </text:list-level-style-number>
      <text:list-level-style-number text:level="6" text:style-name="List12Level5" style:num-suffix="." style:num-format="i">
        <style:list-level-properties text:space-before="2.8748in" text:min-label-width="0.1252in"/>
      </text:list-level-style-number>
      <text:list-level-style-number text:level="7" text:style-name="List12Level6" style:num-suffix="." style:num-format="1">
        <style:list-level-properties text:space-before="3.25in" text:min-label-width="0.25in"/>
      </text:list-level-style-number>
      <text:list-level-style-number text:level="8" text:style-name="List12Level7" style:num-suffix="." style:num-format="a">
        <style:list-level-properties text:space-before="3.75in" text:min-label-width="0.25in"/>
      </text:list-level-style-number>
      <text:list-level-style-number text:level="9" text:style-name="List12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6T10:05:23.854602785</meta:creation-date>
    <meta:generator>LibreOffice/4.2.8.2$Linux_X86_64 LibreOffice_project/420m0$Build-2</meta:generator>
    <dc:date>2016-02-06T14:57:16.528633372</dc:date>
    <meta:editing-duration>PT2H51M8S</meta:editing-duration>
    <meta:editing-cycles>4</meta:editing-cycles>
    <meta:document-statistic meta:table-count="0" meta:image-count="0" meta:object-count="0" meta:page-count="9" meta:paragraph-count="269" meta:word-count="1722" meta:character-count="9572" meta:non-whitespace-character-count="8152"/>
  </office:meta>
</office:document-meta>
</file>